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334cm" fo:min-width="3.522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123cm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5.7cm" svg:x="1.2cm" svg:y="3.3cm">
          <text:p text:style-name="P1"><text:span text:style-name="T1">name</text:span></text:p>
          <text:p text:style-name="P1"><text:span text:style-name="T1">year</text:span></text:p>
          <text:p text:style-name="P1">genre</text:p>
          <text:p text:style-name="P1">producer</text:p>
          <text:p text:style-name="P1">factory</text:p>
          <text:p text:style-name="P1">descrip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3.4cm" svg:y="3.338cm">
          <draw:text-box>
            <text:p>Film</text:p>
          </draw:text-box>
        </draw:frame>
        <draw:custom-shape draw:style-name="gr1" draw:text-style-name="P4" draw:layer="layout" svg:width="5cm" svg:height="5.7cm" svg:x="8.3cm" svg:y="3.3cm">
          <text:p text:style-name="P1"><text:span text:style-name="T1">filmName</text:span></text:p>
          <text:p text:style-name="P1"><text:span text:style-name="T1">filmYear</text:span></text:p>
          <text:p text:style-name="P1"><text:span text:style-name="T1">manNam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layer="layout" svg:width="5cm" svg:height="5.7cm" svg:x="14.8cm" svg:y="3.3cm">
          <text:p text:style-name="P1"><text:span text:style-name="T1">name</text:span></text:p>
          <text:p text:style-name="P1">countr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10cm" svg:y="3.4cm">
          <draw:text-box>
            <text:p>StarFilm</text:p>
          </draw:text-box>
        </draw:frame>
        <draw:frame draw:style-name="gr2" draw:text-style-name="P3" draw:layer="layout" svg:width="3.8cm" svg:height="0.962cm" svg:x="17.1cm" svg:y="3.4cm">
          <draw:text-box>
            <text:p>Man</text:p>
          </draw:text-box>
        </draw:frame>
        <draw:custom-shape draw:style-name="gr1" draw:text-style-name="P2" draw:layer="layout" svg:width="5cm" svg:height="5.7cm" svg:x="1.2cm" svg:y="10.9cm">
          <text:p text:style-name="P1"><text:span text:style-name="T1">name</text:span></text:p>
          <text:p text:style-name="P1">country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3cm" svg:y="11cm">
          <draw:text-box>
            <text:p>Factory</text:p>
          </draw:text-box>
        </draw:frame>
        <draw:custom-shape draw:style-name="gr1" draw:text-style-name="P5" draw:layer="layout" svg:width="5cm" svg:height="5.7cm" svg:x="8.3cm" svg:y="11cm">
          <text:p text:style-name="P1"><text:span text:style-name="T1">nam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9.9cm" svg:y="11.1cm">
          <draw:text-box>
            <text:p>Country</text:p>
          </draw:text-box>
        </draw:frame>
        <draw:line draw:style-name="gr3" draw:text-style-name="P6" draw:layer="layout" svg:x1="4cm" svg:y1="9cm" svg:x2="4cm" svg:y2="10.9cm">
          <text:p/>
        </draw:line>
        <draw:line draw:style-name="gr3" draw:text-style-name="P6" draw:layer="layout" svg:x1="8.3cm" svg:y1="6.5cm" svg:x2="6.2cm" svg:y2="6.5cm">
          <text:p/>
        </draw:line>
        <draw:line draw:style-name="gr3" draw:text-style-name="P6" draw:layer="layout" svg:x1="13.3cm" svg:y1="6.5cm" svg:x2="14.8cm" svg:y2="6.5cm">
          <text:p/>
        </draw:line>
        <draw:line draw:style-name="gr3" draw:text-style-name="P6" draw:layer="layout" svg:x1="6.2cm" svg:y1="13.9cm" svg:x2="8.3cm" svg:y2="13.9cm">
          <text:p/>
        </draw:line>
        <draw:line draw:style-name="gr3" draw:text-style-name="P6" draw:layer="layout" svg:x1="17.6cm" svg:y1="9cm" svg:x2="13.3cm" svg:y2="14cm">
          <text:p/>
        </draw:line>
        <draw:line draw:style-name="gr3" draw:text-style-name="P6" draw:layer="layout" svg:x1="6.2cm" svg:y1="9cm" svg:x2="8.3cm" svg:y2="11cm">
          <text:p/>
        </draw:line>
        <draw:line draw:style-name="gr4" draw:text-style-name="P6" draw:layer="layout" svg:x1="4.1cm" svg:y1="3.3cm" svg:x2="4.1cm" svg:y2="2.2cm">
          <text:p/>
        </draw:line>
        <draw:line draw:style-name="gr4" draw:text-style-name="P6" draw:layer="layout" svg:x1="4.1cm" svg:y1="2.2cm" svg:x2="17.8cm" svg:y2="2.2cm">
          <text:p/>
        </draw:line>
        <draw:line draw:style-name="gr3" draw:text-style-name="P6" draw:layer="layout" svg:x1="17.8cm" svg:y1="2.2cm" svg:x2="17.8cm" svg:y2="3.3cm">
          <text:p/>
        </draw:line>
        <draw:frame draw:style-name="gr5" draw:text-style-name="P3" draw:layer="layout" svg:width="2.7cm" svg:height="1.673cm" svg:x="17.1cm" svg:y="9.2cm">
          <draw:text-box>
            <text:p>country</text:p>
          </draw:text-box>
        </draw:frame>
        <draw:frame draw:style-name="gr6" draw:text-style-name="P3" draw:layer="layout" svg:width="2.7cm" svg:height="1.373cm" svg:x="6.1cm" svg:y="13.827cm">
          <draw:text-box>
            <text:p>c</text:p>
          </draw:text-box>
        </draw:frame>
        <draw:frame draw:style-name="gr5" draw:text-style-name="P3" draw:layer="layout" svg:width="3.2cm" svg:height="1.673cm" svg:x="7.3cm" svg:y="6.527cm">
          <draw:text-box>
            <text:p>fN</text:p>
            <text:p>fY</text:p>
          </draw:text-box>
        </draw:frame>
        <draw:frame draw:style-name="gr5" draw:text-style-name="P3" draw:layer="layout" svg:width="3.5cm" svg:height="1.673cm" svg:x="13.3cm" svg:y="6.527cm">
          <draw:text-box>
            <text:p>mN</text:p>
          </draw:text-box>
        </draw:frame>
        <draw:frame draw:style-name="gr7" draw:text-style-name="P7" draw:layer="layout" svg:width="3cm" svg:height="0.963cm" svg:x="1cm" svg:y="2.137cm">
          <draw:text-box>
            <text:p text:style-name="P1">produc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1:51:40.973655872</meta:creation-date>
    <dc:date>2018-11-05T22:04:02.268908451</dc:date>
    <meta:editing-duration>PT12M10S</meta:editing-duration>
    <meta:editing-cycles>21</meta:editing-cycles>
    <meta:generator>LibreOffice/5.1.6.2$Linux_X86_64 LibreOffice_project/10m0$Build-2</meta:generator>
    <meta:document-statistic meta:object-count="24"/>
  </office:meta>
</office:document-meta>
</file>